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right_side</text:p>
          </table:table-cell>
          <table:table-cell/>
          <table:table-cell table:formula="of:=[.A113]" office:value-type="string" office:string-value="right_side" calcext:value-type="string">
            <text:p>right_si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15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6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7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formula="of:=[.A118]" office:value-type="string" office:string-value="center" calcext:value-type="string">
            <text:p>center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9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9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0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0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1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1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2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22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left_side</text:p>
          </table:table-cell>
          <table:table-cell/>
          <table:table-cell table:formula="of:=[.A123]" office:value-type="string" office:string-value="left_side" calcext:value-type="string">
            <text:p>left_sid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24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5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7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22:25:52.83100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5-31T22:33:37.680098851</dc:date>
    <meta:editing-duration>PT44M38S</meta:editing-duration>
    <meta:editing-cycles>7</meta:editing-cycles>
    <meta:generator>LibreOffice/6.4.7.2$Linux_X86_64 LibreOffice_project/40$Build-2</meta:generator>
    <meta:document-statistic meta:table-count="1" meta:cell-count="739" meta:object-count="0"/>
  </office:meta>
</office:document-meta>
</file>